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incinnat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hugi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Fairb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uge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egon C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ogue 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Both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Kirk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Lynnw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Branchv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Huntsv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Birmingh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ive O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Valparai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ak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Greenv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North Augus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ashv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nnapol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Somerswor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Brookly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opiag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Tro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aleig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onco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kr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hippensb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Knoxv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Lynchb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ewport New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Bristo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bingd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Morgantow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cra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leasan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Clar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Cru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rand Junc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teamboat Spring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sc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rid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eur d’Ale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wis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illing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Hel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nterpri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Colv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pok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enatche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arbond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arw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Pe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ich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Hart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a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Excels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pringfie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Texark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ear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Walnut Ri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onro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ulph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Nacogdoch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 Anton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rt Wor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Martinsb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akland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3:48:08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56:56.912000000</meta:creation-date>
    <meta:generator>LibreOffice/6.0.4.2$Windows_X86_64 LibreOffice_project/9b0d9b32d5dcda91d2f1a96dc04c645c450872bf</meta:generator>
    <dc:date>2018-11-13T13:49:24.139000000</dc:date>
    <meta:editing-duration>PT26M43S</meta:editing-duration>
    <meta:editing-cycles>12</meta:editing-cycles>
    <meta:document-statistic meta:table-count="1" meta:cell-count="225" meta:object-count="0"/>
  </office:meta>
</office:document-meta>
</file>